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Inter"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line-height="150%"/>
      <style:text-properties officeooo:paragraph-rsid="001bdc4e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font-name="Cantarell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Inter"/>
    </style:style>
    <style:style style:name="T4" style:family="text">
      <style:text-properties style:font-name="Inter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Inter" fo:font-weight="normal" style:font-weight-asian="normal" style:font-weight-complex="normal"/>
    </style:style>
    <style:style style:name="T6" style:family="text">
      <style:text-properties style:font-name="Inter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font-name="Inter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Il s’agit d’un projet intellectuel vivant et en constante évolution, qui aborde la question de l’être humain et l’interprétation de l’histoire.<text:line-break/>Il ne prétend pas détenir une vérité définitive, ni défendre des idées par entêtement,<text:line-break/>mais s’engage en faveur de l’intégrité intellectuelle, de la responsabilité éthique,<text:line-break/>et du droit des idées à être réexaminées et renouvelées chaque fois que la compréhension l’exige.</text:span></text:span></text:p>
      <text:p text:style-name="P1">Le projet ne part pas d’une idéologie préfabriquée,<text:line-break/>mais d’une question humaine fondamentale :<text:line-break/>Comment comprendre l’histoire sans perdre notre humanité ?<text:line-break/>Et comment comprendre l’être humain sans falsifier l’histoire ?</text:p>
      <text:p text:style-name="P1">Ce travail est publié en plusieurs langues,<text:line-break/>par conviction que la pensée humaine n’a pas de patrie,<text:line-break/>et que le dialogue dépasse toute culture unique.</text:p>
      <text:p text:style-name="P2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53:49.326719403</meta:creation-date>
    <dc:date>2026-01-07T19:18:39.379853508</dc:date>
    <meta:editing-duration>PT25M28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18" meta:character-count="778" meta:non-whitespace-character-count="663"/>
  </office:meta>
</office:document-meta>
</file>